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orAnnotationAutoboxingTest.shouldAutoboxSaf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orAnnotationAutoboxingTest.shouldAutoboxAll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